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ef739" officeooo:paragraph-rsid="000ef739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51" style:font-weight-asian="bold" style:font-weight-complex="bold"/>
    </style:style>
    <style:style style:name="T3" style:family="text">
      <style:text-properties fo:font-weight="bold" officeooo:rsid="000ef739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arter Sauce - Jan’s</text:span> </text:p>
      <text:p text:style-name="P2"/>
      <text:p text:style-name="P1"/>
      <text:p text:style-name="P1"><text:span text:style-name="T4">Amount</text:span><text:tab/><text:tab/><text:span text:style-name="T4">Ingredient</text:span></text:p>
      <text:p text:style-name="P1"/>
      <text:p text:style-name="P4">2 – 3 Tbs<text:tab/><text:tab/>Miracle Whip</text:p>
      <text:p text:style-name="P4">½ tsp<text:tab/><text:tab/><text:tab/>Dijon Mustard</text:p>
      <text:p text:style-name="P4">½ tsp<text:tab/><text:tab/><text:tab/>Lemon Juice</text:p>
      <text:p text:style-name="P4">½ tsp<text:tab/><text:tab/><text:tab/>Anchovy Paste</text:p>
      <text:p text:style-name="P4">1 Tbs<text:tab/><text:tab/><text:tab/>Sweet Pickle Relish</text:p>
      <text:p text:style-name="P1"/>
      <text:p text:style-name="P3">Cooking Instructions:</text:p>
      <text:p text:style-name="P1"/>
      <text:p text:style-name="P4">Whisk ingredients together.</text:p>
      <text:p text:style-name="P4"/>
      <text:p text:style-name="P4">Serve with fi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5:39:56.232000000</meta:creation-date>
    <meta:editing-duration>PT3M2S</meta:editing-duration>
    <meta:editing-cycles>2</meta:editing-cycles>
    <meta:generator>LibreOffice/6.3.2.2$Windows_X86_64 LibreOffice_project/98b30e735bda24bc04ab42594c85f7fd8be07b9c</meta:generator>
    <dc:date>2020-01-06T15:42:57.658000000</dc:date>
    <meta:document-statistic meta:table-count="0" meta:image-count="0" meta:object-count="0" meta:page-count="1" meta:paragraph-count="10" meta:word-count="36" meta:character-count="214" meta:non-whitespace-character-count="176"/>
  </office:meta>
</office:document-meta>
</file>